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 style:writing-mode="lr-tb"/>
      <style:text-properties officeooo:paragraph-rsid="000e02c6"/>
    </style:style>
    <style:style style:name="P2" style:family="paragraph" style:parent-style-name="Standard">
      <style:paragraph-properties fo:margin-left="0.4165in" fo:margin-right="0.4165in" fo:margin-top="0.1945in" fo:margin-bottom="0.1945in" style:contextual-spacing="false" fo:text-indent="0in" style:auto-text-indent="false" style:writing-mode="lr-tb"/>
      <style:text-properties fo:color="#000000" style:font-name="Liberation Serif" fo:font-size="12pt"/>
    </style:style>
    <style:style style:name="P3" style:family="paragraph" style:parent-style-name="Standard">
      <style:paragraph-properties style:writing-mode="lr-tb"/>
      <style:text-properties fo:color="#000000" style:font-name="Liberation Serif"/>
    </style:style>
    <style:style style:name="P4" style:family="paragraph" style:parent-style-name="Standard">
      <style:paragraph-properties style:writing-mode="lr-tb"/>
      <style:text-properties fo:color="#000000" style:font-name="Liberation Serif" fo:font-size="12pt"/>
    </style:style>
    <style:style style:name="P5" style:family="paragraph" style:parent-style-name="Standard">
      <style:paragraph-properties style:writing-mode="lr-tb"/>
      <style:text-properties fo:color="#000000" style:font-name="Liberation Serif" fo:font-size="12pt" officeooo:paragraph-rsid="0002889b"/>
    </style:style>
    <style:style style:name="P6" style:family="paragraph" style:parent-style-name="Standard">
      <style:paragraph-properties style:writing-mode="lr-tb"/>
      <style:text-properties fo:color="#000000" style:font-name="Liberation Serif" fo:font-size="12pt" officeooo:rsid="0002889b" officeooo:paragraph-rsid="0002889b"/>
    </style:style>
    <style:style style:name="P7" style:family="paragraph" style:parent-style-name="Standard">
      <style:paragraph-properties style:writing-mode="lr-tb"/>
      <style:text-properties fo:color="#000000" style:font-name="Liberation Serif" fo:font-size="12pt" officeooo:rsid="0002fc23" officeooo:paragraph-rsid="0002fc23"/>
    </style:style>
    <style:style style:name="P8" style:family="paragraph" style:parent-style-name="Standard">
      <style:paragraph-properties style:writing-mode="lr-tb"/>
      <style:text-properties fo:color="#000000" style:font-name="Liberation Serif" fo:font-size="12pt" officeooo:paragraph-rsid="0002fc23"/>
    </style:style>
    <style:style style:name="P9" style:family="paragraph" style:parent-style-name="Standard">
      <style:paragraph-properties style:writing-mode="lr-tb"/>
      <style:text-properties fo:color="#000000" style:font-name="Liberation Serif" fo:font-size="12pt" officeooo:rsid="000460a4" officeooo:paragraph-rsid="000460a4"/>
    </style:style>
    <style:style style:name="P10" style:family="paragraph" style:parent-style-name="Standard">
      <style:paragraph-properties style:writing-mode="lr-tb"/>
      <style:text-properties fo:color="#000000" style:font-name="Liberation Serif" fo:font-size="12pt" officeooo:rsid="00078bfe" officeooo:paragraph-rsid="00078bfe"/>
    </style:style>
    <style:style style:name="P11" style:family="paragraph" style:parent-style-name="Standard">
      <style:paragraph-properties fo:margin-left="0.4925in" fo:margin-right="0in" fo:text-indent="0in" style:auto-text-indent="false" style:writing-mode="lr-tb"/>
      <style:text-properties fo:color="#000000" style:font-name="Liberation Serif" fo:font-size="12pt" officeooo:rsid="00078bfe" officeooo:paragraph-rsid="00078bfe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fo:color="#000000" style:font-name="Liberation Serif" fo:font-size="12pt" officeooo:paragraph-rsid="0008eda4"/>
    </style:style>
    <style:style style:name="P13" style:family="paragraph" style:parent-style-name="Standard">
      <style:paragraph-properties fo:margin-left="0in" fo:margin-right="0.4165in" fo:margin-top="0.1902in" fo:margin-bottom="0.1902in" style:contextual-spacing="true" fo:text-indent="0in" style:auto-text-indent="false" style:writing-mode="lr-tb"/>
      <style:text-properties fo:color="#000000" style:font-name="Liberation Serif" fo:font-size="12pt" officeooo:rsid="000c1308" officeooo:paragraph-rsid="000e02c6"/>
    </style:style>
    <style:style style:name="P14" style:family="paragraph" style:parent-style-name="Standard">
      <style:paragraph-properties fo:margin-left="0.4925in" fo:margin-right="0.4165in" fo:margin-top="0.1902in" fo:margin-bottom="0.1902in" style:contextual-spacing="true" fo:text-indent="0in" style:auto-text-indent="false" style:writing-mode="lr-tb"/>
      <style:text-properties officeooo:paragraph-rsid="000e02c6"/>
    </style:style>
    <style:style style:name="P15" style:family="paragraph" style:parent-style-name="Standard">
      <style:paragraph-properties style:writing-mode="lr-tb"/>
      <style:text-properties fo:color="#000000" style:font-name="Liberation Serif" fo:font-size="12pt" officeooo:rsid="0002889b" officeooo:paragraph-rsid="0002889b"/>
    </style:style>
    <style:style style:name="P16" style:family="paragraph" style:parent-style-name="Standard">
      <style:paragraph-properties style:writing-mode="lr-tb"/>
      <style:text-properties fo:color="#000000" style:font-name="Liberation Serif" fo:font-size="12pt" officeooo:rsid="0002fc23" officeooo:paragraph-rsid="0002fc23"/>
    </style:style>
    <style:style style:name="P17" style:family="paragraph" style:parent-style-name="Standard">
      <style:paragraph-properties style:writing-mode="lr-tb"/>
      <style:text-properties fo:color="#000000" style:font-name="Liberation Serif" fo:font-size="12pt" officeooo:rsid="0006f91b" officeooo:paragraph-rsid="00078bfe"/>
    </style:style>
    <style:style style:name="P18" style:family="paragraph" style:parent-style-name="Standard">
      <style:paragraph-properties fo:margin-left="0.4925in" fo:margin-right="0in" fo:text-indent="0in" style:auto-text-indent="false" style:writing-mode="lr-tb"/>
      <style:text-properties fo:color="#000000" style:font-name="Liberation Serif" fo:font-size="12pt" officeooo:rsid="00078bfe" officeooo:paragraph-rsid="00078bfe"/>
    </style:style>
    <style:style style:name="P19" style:family="paragraph" style:parent-style-name="Standard">
      <style:paragraph-properties fo:margin-left="0.4925in" fo:margin-right="0in" fo:text-indent="0in" style:auto-text-indent="false" style:writing-mode="lr-tb"/>
      <style:text-properties fo:color="#000000" style:font-name="Liberation Serif" fo:font-size="12pt" officeooo:rsid="00078bfe" officeooo:paragraph-rsid="0008eda4"/>
    </style:style>
    <style:style style:name="P20" style:family="paragraph" style:parent-style-name="Standard">
      <style:paragraph-properties fo:margin-left="0in" fo:margin-right="0.4165in" fo:margin-top="0.1902in" fo:margin-bottom="0.1902in" style:contextual-spacing="true" fo:text-indent="0in" style:auto-text-indent="false" style:writing-mode="lr-tb"/>
      <style:text-properties fo:color="#000000" style:font-name="Liberation Serif" fo:font-size="12pt" fo:font-style="normal" officeooo:rsid="000e02c6" officeooo:paragraph-rsid="000e02c6" style:font-style-asian="normal" style:font-style-complex="normal"/>
    </style:style>
    <style:style style:name="P21" style:family="paragraph" style:parent-style-name="Standard">
      <style:paragraph-properties fo:margin-left="0in" fo:margin-right="0.4165in" fo:margin-top="0.1945in" fo:margin-bottom="0.1945in" style:contextual-spacing="false" fo:text-indent="0in" style:auto-text-indent="false" style:writing-mode="lr-tb"/>
      <style:text-properties fo:color="#000000" style:font-name="Liberation Serif" fo:font-size="12pt" officeooo:rsid="000a9f56" officeooo:paragraph-rsid="000a9f56"/>
    </style:style>
    <style:style style:name="P22" style:family="paragraph" style:parent-style-name="Standard">
      <style:paragraph-properties fo:margin-left="0in" fo:margin-right="0.4165in" fo:margin-top="0.1945in" fo:margin-bottom="0.1945in" style:contextual-spacing="false" fo:text-indent="0in" style:auto-text-indent="false" style:writing-mode="lr-tb"/>
      <style:text-properties fo:color="#000000" style:font-name="Liberation Serif" fo:font-size="12pt" officeooo:rsid="00140f27" officeooo:paragraph-rsid="00140f27"/>
    </style:style>
    <style:style style:name="P23" style:family="paragraph" style:parent-style-name="Standard">
      <style:text-properties fo:font-style="normal" officeooo:rsid="000e02c6" officeooo:paragraph-rsid="000e02c6" style:font-style-asian="normal" style:font-style-complex="normal"/>
    </style:style>
    <style:style style:name="T1" style:family="text">
      <style:text-properties fo:font-size="12pt"/>
    </style:style>
    <style:style style:name="T2" style:family="text">
      <style:text-properties fo:color="#000000" style:font-name="Liberation Serif" fo:font-size="12pt"/>
    </style:style>
    <style:style style:name="T3" style:family="text">
      <style:text-properties fo:color="#000000" style:font-name="Liberation Serif" fo:font-size="12pt" officeooo:rsid="000e02c6"/>
    </style:style>
    <style:style style:name="T4" style:family="text">
      <style:text-properties fo:color="#000000" style:font-name="Liberation Serif" fo:font-size="12pt" fo:font-style="italic" officeooo:rsid="000e02c6" style:font-style-asian="italic" style:font-style-complex="italic"/>
    </style:style>
    <style:style style:name="T5" style:family="text">
      <style:text-properties fo:color="#000000" style:font-name="Liberation Serif" fo:font-size="12pt" fo:font-style="normal" officeooo:rsid="000e02c6" style:font-style-asian="normal" style:font-style-complex="normal"/>
    </style:style>
    <style:style style:name="T6" style:family="text">
      <style:text-properties fo:color="#000000" style:font-name="Liberation Serif" fo:font-size="12pt" officeooo:rsid="0016d81d"/>
    </style:style>
    <style:style style:name="T7" style:family="text">
      <style:text-properties fo:color="#000000" style:font-name="Andale Mono" fo:font-size="10pt" style:font-size-asian="10pt" style:font-size-complex="10pt"/>
    </style:style>
    <style:style style:name="T8" style:family="text">
      <style:text-properties fo:color="#000000" style:font-name="Monospace" fo:font-size="10pt" officeooo:rsid="000e02c6" style:font-size-asian="10pt"/>
    </style:style>
    <style:style style:name="T9" style:family="text">
      <style:text-properties officeooo:rsid="0002889b"/>
    </style:style>
    <style:style style:name="T10" style:family="text">
      <style:text-properties officeooo:rsid="000460a4"/>
    </style:style>
    <style:style style:name="T11" style:family="text">
      <style:text-properties officeooo:rsid="00054664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8080" style:font-name="Monospace" fo:font-size="10pt" style:font-size-asian="10pt"/>
    </style:style>
    <style:style style:name="T15" style:family="text">
      <style:text-properties fo:color="#008080" style:font-name="Monospace" fo:font-size="10pt" officeooo:rsid="000e02c6" style:font-size-asian="10pt"/>
    </style:style>
    <style:style style:name="T16" style:family="text">
      <style:text-properties fo:color="#3f7f7f" style:font-name="Monospace" fo:font-size="10pt" style:font-size-asian="10pt"/>
    </style:style>
    <style:style style:name="T17" style:family="text">
      <style:text-properties fo:color="#3f7f7f" style:font-name="Monospace" fo:font-size="10pt" officeooo:rsid="000e02c6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fo:color="#7f007f" style:font-name="Monospace" fo:font-size="10pt" style:font-size-asian="10pt"/>
    </style:style>
    <style:style style:name="T20" style:family="text">
      <style:text-properties fo:color="#7f007f" style:font-name="Monospace" fo:font-size="10pt" officeooo:rsid="000e02c6" style:font-size-asian="10pt"/>
    </style:style>
    <style:style style:name="T21" style:family="text">
      <style:text-properties fo:color="#313739" style:font-name="Monospace" fo:font-size="10pt" style:font-size-asian="10pt"/>
    </style:style>
    <style:style style:name="T22" style:family="text">
      <style:text-properties fo:color="#313739" style:font-name="Monospace" fo:font-size="10pt" officeooo:rsid="000e02c6" style:font-size-asian="10pt"/>
    </style:style>
    <style:style style:name="T23" style:family="text">
      <style:text-properties fo:color="#2a00ff" style:font-name="Monospace" fo:font-size="10pt" fo:font-style="italic" style:font-size-asian="10pt" style:font-style-asian="italic"/>
    </style:style>
    <style:style style:name="T24" style:family="text">
      <style:text-properties fo:color="#2a00ff" style:font-name="Monospace" fo:font-size="10pt" fo:font-style="italic" officeooo:rsid="000e02c6" style:font-size-asian="10pt" style:font-style-asian="italic"/>
    </style:style>
    <style:style style:name="T25" style:family="text">
      <style:text-properties officeooo:rsid="000fdef5"/>
    </style:style>
    <style:style style:name="T26" style:family="text">
      <style:text-properties officeooo:rsid="0011aa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 am using:<text:line-break/>Eclipse <text:span text:style-name="T9">Java EE IDE for Web Developers </text:span>4.4.1<text:line-break/>Java 1.<text:span text:style-name="T25">8.0_111 <text:s/>(java 7 should work).</text:span><text:line-break/>Tomcat 8.0.<text:span text:style-name="T25">20</text:span></text:p>
      <text:p text:style-name="P5"/>
      <text:p text:style-name="P6">In Eclipse, install:</text:p>
      <text:p text:style-name="P5"/>
      <text:p text:style-name="P6">Eclipse EGit 3.4.2</text:p>
      <text:p text:style-name="P6">Eclipse.org – M2e Maven Integration for Eclipse 1.5.1.* org.eclipse.m2e.feature</text:p>
      <text:p text:style-name="P7">Eclipse.org – M2e-wtp 1.1.0</text:p>
      <text:p text:style-name="P6">APT M2E Connector    0.0.1.3 </text:p>
      <text:p text:style-name="P3">  <text:span text:style-name="T1">m2e connector for build-helper-maven-plugin    0.15.0.201207090124   <text:line-break/>  m2e connector for jaxws-maven-plugin    0.0.1.201411151653    </text:span></text:p>
      <text:p text:style-name="P8"><text:line-break/><text:line-break/>Create a home directory for the project, say "rfd". In this directory, create two directories, "eclipse" and "git".</text:p>
      <text:p text:style-name="P8"/>
      <text:p text:style-name="P7">Open Eclipse using the project/eclipse directory (e.g. rfd/eclipse) as the workspace.</text:p>
      <text:p text:style-name="P8"/>
      <text:p text:style-name="P10">File =&gt; Import...</text:p>
      <text:p text:style-name="P11">In Select dialog tree pane, open General Folde<text:span text:style-name="T26">r</text:span>, select Preferences, click Next</text:p>
      <text:p text:style-name="P11">In Import Preferences dialog, browse to common.epf, make sure Import all is checked, and click <text:s/>Finish.</text:p>
      <text:p text:style-name="P8"/>
      <text:p text:style-name="P17">Windows =&gt; Preferences =&gt; General =&gt; Workspace:</text:p>
      <text:p text:style-name="P11">Build automatically: not checked (can interfere with Maven builds).</text:p>
      <text:p text:style-name="P11">Save automatically before build: checked.</text:p>
      <text:p text:style-name="P11">Workspace name: Give project a name, helps avoid confusion.</text:p>
      <text:p text:style-name="P19">OK.</text:p>
      <text:p text:style-name="P12"><text:line-break/><text:line-break/>Using the attached guide, go to Stash, under IHE Test &amp; Management Tools clone the following repositories to your workspace:</text:p>
      <text:p text:style-name="P2">erl-ihe-utilities<text:line-break/>erl-ihe-ws<text:line-break/>erl-ihe-rfd<text:line-break/>rfd-web</text:p>
      <text:p text:style-name="P9">After cloning, right click on one of the project in the Project explorer and select Maven =&gt; Update Project... from the context menu. <text:span text:style-name="T11">On the Update Maven Project dialog, click “Select All” and then “OK”.</text:span></text:p>
      <text:p text:style-name="P4"/>
      <text:p text:style-name="P4">this will create the following projects in your workspace (erl-ihe-utilities has two projects). Build them with maven in the order and with the goals shown.</text:p>
      <text:p text:style-name="P2">erl-ihe-utilities        clean package install<text:line-break/>erl-ihe-web-utilities    clean package install<text:line-break/><text:soft-page-break/>erl-ihe-ws               clean package install<text:line-break/>erl-ihe-rfd              clean generate-sources package <text:span text:style-name="T10">install</text:span><text:line-break/>rfd-web                  clean package install</text:p>
      <text:p text:style-name="P21">File =&gt; Refresh</text:p>
      <text:p text:style-name="P22">Default profile is production, which logs to a rolling compressed log. Other profile is dev, which logs to the console out (catalina.out).</text:p>
      <text:p text:style-name="P13">If you want to run in the development profile, you need to add your machine name to the configuration overrides.xml file in </text:p>
      <text:p text:style-name="P13"><text:span text:style-name="T12"><text:tab/>project</text:span><text:span text:style-name="T13">/git/rfd-web/RFD/src/main/resources/erl-ihe-rfd-resources/runDirectory</text:span></text:p>
      <text:p text:style-name="P20">this file contains:</text:p>
      <text:p text:style-name="P14"><text:span text:style-name="T15">&lt;?</text:span><text:span text:style-name="T17">xml</text:span><text:span text:style-name="T8"> </text:span><text:span text:style-name="T20">version</text:span><text:span text:style-name="T22">=</text:span><text:span text:style-name="T24">"1.0"</text:span><text:span text:style-name="T8"> </text:span><text:span text:style-name="T20">encoding</text:span><text:span text:style-name="T22">=</text:span><text:span text:style-name="T24">"ISO-8859-1"</text:span><text:span text:style-name="T8"> </text:span><text:span text:style-name="T15">?&gt;</text:span></text:p>
      <text:p text:style-name="P14"><text:span text:style-name="T14"><text:tab/>&lt;</text:span><text:span text:style-name="T16">configuration</text:span><text:span text:style-name="T14">&gt;</text:span></text:p>
      <text:p text:style-name="P14"><text:span text:style-name="T21"><text:s text:c="3"/></text:span><text:span text:style-name="T14">&lt;</text:span><text:span text:style-name="T16">Hosts</text:span><text:span text:style-name="T14">&gt;</text:span></text:p>
      <text:p text:style-name="P14"><text:span text:style-name="T21"><text:s text:c="6"/></text:span><text:span text:style-name="T14">&lt;</text:span><text:span text:style-name="T16">golden</text:span><text:span text:style-name="T18"> </text:span><text:span text:style-name="T19">profile</text:span><text:span text:style-name="T21">=</text:span><text:span text:style-name="T23">"dev"</text:span><text:span text:style-name="T14">/&gt;</text:span></text:p>
      <text:p text:style-name="P14"><text:span text:style-name="T21"><text:s text:c="3"/></text:span><text:span text:style-name="T14">&lt;/</text:span><text:span text:style-name="T16">Hosts</text:span><text:span text:style-name="T14">&gt;</text:span></text:p>
      <text:p text:style-name="P14"><text:span text:style-name="T14">&lt;/</text:span><text:span text:style-name="T16">configuration</text:span><text:span text:style-name="T14">&gt;</text:span></text:p>
      <text:p text:style-name="P23">You need to add an additional element inside &lt;Hosts&gt; like the golden line with your machine name.</text:p>
      <text:p text:style-name="P23"/>
      <text:p text:style-name="P1"><text:span text:style-name="T2">Add a tomcat server to the rfd-web project and start it to run, </text:span><text:span text:style-name="T3">or alternatively, copy the RFD.war file from </text:span><text:span text:style-name="T4">project</text:span><text:span text:style-name="T5">/git/rfd-web/RFD/target to the webapps directory of a tomcat instance and run it outside of Eclipse.</text:span><text:span text:style-name="T2"><text:line-break/><text:line-break/>The configurations are in the RFDServers.xml. As configured, it does not use postgresql. </text:span><text:span text:style-name="T6">Messages are stored to the files subdirectory under runDirectory.</text:span><text:span text:style-name="T2"><text:line-break/><text:line-break/>I use SoapUI to send test messages, which I set up using the wsdl. My test message:<text:line-break/><text:line-break/></text:span><text:a xlink:type="simple" xlink:href="https://mail.mir.wustl.edu/owa/redir.aspx?C=9ZdqudGuD0exKVVV8EE2KaTGbK4WKtIIsYQxTYvUScDK8gMpR9CHXMHaW93TBOR2Yztq-IJ-vrQ.&amp;URL=http%3A%2F%2Flocalhost%3A3301%2FRFD_0_10000_FM" office:target-frame-name="_blank" xlink:show="new">http://localhost:3301/RFD_0_10000_FM</text:a><text:span text:style-name="T2"><text:line-break/><text:line-break/></text:span><text:span text:style-name="T7">&lt;soap:Envelope <text:line-break/>    xmlns:soap="http://www.w3.org/2003/05/soap-envelope" <text:line-break/>    xmlns:wsa="http://www.w3.org/2005/08/addressing"<text:line-break/>    xmlns:urn="urn:ihe:iti:rfd:2007"&gt;<text:line-break/>   &lt;soap:Header&gt;<text:line-break/>       &lt;wsa:To&gt;http://localhost:4040/axis2/services/someservice&lt;/wsa:To&gt; <text:line-break/>     &lt;wsa:MessageID&gt;urn:uuid:76A2C3D9BCD3AECFF31217932910053&lt;/wsa:MessageID&gt; <text:line-break/>     &lt;wsa:Action soap:mustUnderstand="1"&gt;urn:ihe:iti:2007:RetrieveForm&lt;/wsa:Action&gt;<text:line-break/>   &lt;/soap:Header&gt;<text:line-break/>   &lt;soap:Body&gt;<text:line-break/>      &lt;urn:RetrieveFormRequest&gt;<text:line-break/>         &lt;urn:prepopData&gt;<text:line-break/>            &lt;!--You may enter ANY elements at this point--&gt;<text:line-break/>         &lt;/urn:prepopData&gt;<text:line-break/>         &lt;urn:workflowData&gt;<text:line-break/>            &lt;urn:formID&gt;RFD 0-10000&lt;/urn:formID&gt;<text:line-break/>            &lt;urn:encodedResponse&gt;false&lt;/urn:encodedResponse&gt;<text:line-break/>            &lt;urn:context&gt;<text:line-break/>               &lt;!--You may enter ANY elements at this point--&gt;<text:line-break/>            &lt;/urn:context&gt;<text:line-break/></text:span><text:soft-page-break/><text:span text:style-name="T7">            &lt;urn:instanceID&gt;&lt;/urn:instanceID&gt;<text:line-break/>         &lt;/urn:workflowData&gt;<text:line-break/>      &lt;/urn:RetrieveFormRequest&gt;<text:line-break/>   &lt;/soap:Body&gt;<text:line-break/>&lt;/soap:Envelope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 Moulton</meta:initial-creator>
    <meta:creation-date>2015-03-04T14:51:26.248114280</meta:creation-date>
    <dc:date>2017-01-18T11:53:29.913856452</dc:date>
    <dc:creator>Ralph Moulton</dc:creator>
    <meta:editing-duration>P4DT19H4M59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3" meta:paragraph-count="35" meta:word-count="444" meta:character-count="3903" meta:non-whitespace-character-count="3216"/>
  </office:meta>
</office:document-meta>
</file>